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subtitle">
      <style:graphic-properties draw:fill-color="#ffffff" fo:min-height="17.935cm"/>
    </style:style>
    <style:style style:name="pr2" style:family="presentation" style:parent-style-name="標準-notes">
      <style:graphic-properties draw:fill-color="#ffffff" draw:auto-grow-height="true" fo:min-height="12.572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 text:style-name="P1">先週やったこと</text:p>
            <text:p text:style-name="P1"><text:s/>- fibが動くコア完成</text:p>
            <text:p text:style-name="P1"><text:s/>- 1命令4クロックで動作</text:p>
            <text:p text:style-name="P1"/>
            <text:p text:style-name="P1">今週やること</text:p>
            <text:p text:style-name="P1"><text:s/>- input命令のバグを直す</text:p>
            <text:p text:style-name="P1"><text:s/>- I/Oの実装を審判サーバの通信設定に合わせる</text:p>
            <text:p text:style-name="P1"><text:s/>- 命令のローダをつくる</text:p>
            <text:p text:style-name="P1"><text:s/>- パイプライン化に向けた勉強</text:p>
            <text:p text:style-name="P1"><text:s/>- (FPUができたら組み込む)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kaoPGothic" style:font-family-generic="roman" style:font-pitch="variable" fo:font-size="44pt" fo:font-style="normal" fo:text-shadow="none" style:text-underline-style="none" fo:font-weight="normal" style:letter-kerning="true" style:font-family-asian="TakaoPGothic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397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番号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3.968cm" svg:height="10.476cm" svg:x="3.81cm" svg:y="2.123cm" presentation:class="page"/>
        <draw:frame presentation:style-name="標準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oko MUROYA</meta:initial-creator>
    <meta:creation-date>2012-10-30T10:25:57</meta:creation-date>
    <meta:editing-duration>PT4M44S</meta:editing-duration>
    <meta:editing-cycles>2</meta:editing-cycles>
    <dc:date>2012-10-30T10:30:36</dc:date>
    <dc:creator>Koko MUROYA</dc:creator>
    <meta:document-statistic meta:object-count="24"/>
    <meta:generator>LibreOffice/3.3$Unix LibreOffice_project/330m19$Build-401</meta:generator>
  </office:meta>
</office:document-meta>
</file>